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eif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dom:load" xlink:href="vnd.sun.star.script:Standard.meifa.Main?language=Basic&amp;location=document" xlink:type="simple"/>
      <script:event-listener script:language="ooo:script" script:event-name="office:prepare-unload" xlink:href="vnd.sun.star.script:Standard.Module1.close_doc?language=Basic&amp;location=application" xlink:type="simple"/>
    </office:event-listeners>
  </office:scripts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 style:font-family-generic="modern"/>
    <style:font-face style:name="微软雅黑" svg:font-family="微软雅黑" style:font-family-generic="system" style:font-pitch="variable"/>
    <style:font-face style:name="等线" svg:font-family="等线" style:font-family-generic="swiss"/>
    <style:font-face style:name="等线1" svg:font-family="等线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3.9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ext-properties fo:font-size="12pt" style:font-size-asian="12pt" style:font-size-complex="12pt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" fo:font-size="12pt" fo:font-style="normal" fo:text-shadow="none" style:text-underline-style="none" fo:font-weight="bold" style:font-name-asian="等线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23">
      <style:text-properties fo:font-size="12pt" style:font-size-asian="12pt" style:font-size-complex="12pt"/>
    </style:style>
    <style:style style:name="ce9" style:family="table-cell" style:parent-style-name="Default" style:data-style-name="N128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normal" fo:text-shadow="none" style:text-underline-style="none" fo:font-weight="bold" style:font-name-asian="等线1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normal" fo:text-shadow="none" style:text-underline-style="none" fo:font-weight="bold" style:font-name-asian="等线1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1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normal" fo:text-shadow="none" style:text-underline-style="none" fo:font-weight="bold" style:font-name-asian="等线1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" fo:font-size="12pt" fo:font-style="normal" fo:text-shadow="none" style:text-underline-style="none" fo:font-weight="bold" style:font-name-asian="等线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1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17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1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" fo:font-size="12pt" fo:font-style="normal" fo:text-shadow="none" style:text-underline-style="none" fo:font-weight="bold" style:font-name-asian="等线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17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" fo:font-size="12pt" fo:font-style="normal" fo:text-shadow="none" style:text-underline-style="none" fo:font-weight="bold" style:font-name-asian="等线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text-properties fo:font-size="12pt"/>
    </style:style>
    <style:style style:name="gr2" style:family="graphic">
      <style:text-properties fo:font-family="'Noto Sans CJK SC Medium'" style:font-style-name="标准" style:font-family-generic="swiss" fo:font-size="12pt" fo:font-weight="normal"/>
    </style:style>
    <style:style style:name="P1" style:family="paragraph">
      <style:paragraph-properties fo:text-align="start"/>
      <style:text-properties fo:font-size="12pt"/>
    </style:style>
    <style:style style:name="P2" style:family="paragraph">
      <style:paragraph-properties fo:text-align="center"/>
      <style:text-properties fo:font-family="'Noto Sans CJK SC Medium'" style:font-style-name="标准" style:font-family-generic="swiss" fo:font-size="12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日常" table:style-name="ta1">
        <officeooo:event-listeners>
          <script:event-listener script:language="ooo:script" script:event-name="office:content-changed" xlink:href="vnd.sun.star.script:Standard.meifa.change?language=Basic&amp;location=document" xlink:type="simple"/>
        </officeooo:event-listeners>
        <office:forms form:automatic-focus="false" form:apply-design-mode="false">
          <form:form form:name="表单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variety" form:control-implementation="ooo:com.sun.star.form.component.ListBox" xml:id="control1" form:id="control1" form:dropdown="true" form:size="20" form:input-required="false" form:bound-column="1" form:linked-cell="日常.N1" form:list-linkage-type="selection" form:source-cell-range="日常.L1:日常.L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button form:name="按钮 1" form:control-implementation="ooo:com.sun.star.form.component.CommandButton" xml:id="control2" form:id="control2" form:label="增 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eifa.add?language=Basic&amp;location=document" xlink:type="simple"/>
              </office:event-listeners>
            </form:button>
          </form:form>
        </office:forms>
        <table:shapes>
          <draw:control draw:z-index="0" draw:name="控制 1" draw:style-name="gr1" draw:text-style-name="P1" svg:width="3.847cm" svg:height="0.862cm" svg:x="5.202cm" svg:y="2.514cm" draw:control="control1"/>
          <draw:control draw:z-index="1" draw:name="控制 2" draw:style-name="gr2" draw:text-style-name="P2" svg:width="2.86cm" svg:height="1.43cm" svg:x="15.279cm" svg:y="2.275cm" draw:control="control2"/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会员卡号</text:p>
          </table:table-cell>
          <table:table-cell table:style-name="ce6" office:value-type="string" calcext:value-type="string">
            <text:p>90015</text:p>
          </table:table-cell>
          <table:table-cell table:number-columns-repeated="8"/>
          <table:table-cell office:value-type="string" calcext:value-type="string">
            <text:p>充值</text:p>
          </table:table-cell>
          <table:table-cell/>
          <table:table-cell table:style-name="ce15" office:value-type="string" calcext:value-type="string">
            <text:p>充值</text:p>
          </table:table-cell>
        </table:table-row>
        <table:table-row table:style-name="ro1">
          <table:table-cell/>
          <table:table-cell office:value-type="string" calcext:value-type="string">
            <text:p>姓 <text:s/>名</text:p>
          </table:table-cell>
          <table:table-cell table:style-name="ce6" office:value-type="string" calcext:value-type="string">
            <text:p>张三</text:p>
          </table:table-cell>
          <table:table-cell table:number-columns-repeated="8"/>
          <table:table-cell office:value-type="string" calcext:value-type="string">
            <text:p>单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手机号</text:p>
          </table:table-cell>
          <table:table-cell table:style-name="ce21" office:value-type="string" calcext:value-type="string">
            <text:p>18122524998</text:p>
          </table:table-cell>
          <table:table-cell table:number-columns-repeated="8"/>
          <table:table-cell office:value-type="string" calcext:value-type="string">
            <text:p>洗剪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时 <text:s/>间</text:p>
          </table:table-cell>
          <table:table-cell table:style-name="ce8" office:value-type="date" office:date-value="2023-03-09T17:39:47" calcext:value-type="date">
            <text:p>2023-03-09 17:3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项 <text:s/>目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金 <text:s/>额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table:style-name="ce19" office:value-type="string" calcext:value-type="string">
            <text:p>会员卡号</text:p>
          </table:table-cell>
          <table:table-cell office:value-type="string" calcext:value-type="string">
            <text:p>顾客姓名</text:p>
          </table:table-cell>
          <table:table-cell table:style-name="ce19" office:value-type="string" calcext:value-type="string">
            <text:p>手机号</text:p>
          </table:table-cell>
          <table:table-cell table:style-name="ce19" office:value-type="string" calcext:value-type="string">
            <text:p>办卡日期</text:p>
          </table:table-cell>
          <table:table-cell table:style-name="ce19" office:value-type="string" calcext:value-type="string">
            <text:p>充值金额</text:p>
          </table:table-cell>
          <table:table-cell table:style-name="ce19" office:value-type="string" calcext:value-type="string">
            <text:p>充值次数</text:p>
          </table:table-cell>
          <table:table-cell table:style-name="ce19" office:value-type="string" calcext:value-type="string">
            <text:p>消费次数</text:p>
          </table:table-cell>
          <table:table-cell table:style-name="ce19" office:value-type="string" calcext:value-type="string">
            <text:p>最近充值日期</text:p>
          </table:table-cell>
          <table:table-cell table:style-name="ce19" office:value-type="string" calcext:value-type="string">
            <text:p>最近消费日期</text:p>
          </table:table-cell>
          <table:table-cell table:style-name="ce19" office:value-type="string" calcext:value-type="string">
            <text:p>卡余额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90015</text:p>
          </table:table-cell>
          <table:table-cell office:value-type="string" calcext:value-type="string">
            <text:p>张三</text:p>
          </table:table-cell>
          <table:table-cell table:style-name="ce10" office:value-type="string" calcext:value-type="string">
            <text:p>18122524998</text:p>
          </table:table-cell>
          <table:table-cell table:style-name="ce10" office:value-type="string" calcext:value-type="string">
            <text:p>2023-03-09 17:14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2023-03-09 17:39</text:p>
          </table:table-cell>
          <table:table-cell table:style-name="ce10" office:value-type="string" calcext:value-type="string">
            <text:p>2023-03-09 17:29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table:style-name="ce19" office:value-type="string" calcext:value-type="string">
            <text:p>会员卡号</text:p>
          </table:table-cell>
          <table:table-cell office:value-type="string" calcext:value-type="string">
            <text:p>顾客姓名</text:p>
          </table:table-cell>
          <table:table-cell table:style-name="ce19" office:value-type="string" calcext:value-type="string">
            <text:p>手机号</text:p>
          </table:table-cell>
          <table:table-cell table:style-name="ce19" office:value-type="string" calcext:value-type="string">
            <text:p>日期</text:p>
          </table:table-cell>
          <table:table-cell table:style-name="ce19" office:value-type="string" calcext:value-type="string">
            <text:p>项目</text:p>
          </table:table-cell>
          <table:table-cell table:style-name="ce19" office:value-type="string" calcext:value-type="string">
            <text:p>金额</text:p>
          </table:table-cell>
          <table:table-cell table:style-name="ce19" office:value-type="string" calcext:value-type="string">
            <text:p>余额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90015</text:p>
          </table:table-cell>
          <table:table-cell office:value-type="string" calcext:value-type="string">
            <text:p>张三</text:p>
          </table:table-cell>
          <table:table-cell table:style-name="ce10" office:value-type="string" calcext:value-type="string">
            <text:p>18122524998</text:p>
          </table:table-cell>
          <table:table-cell table:style-name="ce10" office:value-type="string" calcext:value-type="string">
            <text:p>2023-03-09 17:39</text:p>
          </table:table-cell>
          <table:table-cell table:style-name="ce19" office:value-type="string" calcext:value-type="string">
            <text:p>充值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90015</text:p>
          </table:table-cell>
          <table:table-cell office:value-type="string" calcext:value-type="string">
            <text:p>张三</text:p>
          </table:table-cell>
          <table:table-cell table:style-name="ce10" office:value-type="string" calcext:value-type="string">
            <text:p>18122524998</text:p>
          </table:table-cell>
          <table:table-cell table:style-name="ce10" office:value-type="string" calcext:value-type="string">
            <text:p>2023-03-09 17:29</text:p>
          </table:table-cell>
          <table:table-cell table:style-name="ce19" office:value-type="string" calcext:value-type="string">
            <text:p>单剪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90015</text:p>
          </table:table-cell>
          <table:table-cell office:value-type="string" calcext:value-type="string">
            <text:p>张三</text:p>
          </table:table-cell>
          <table:table-cell table:style-name="ce10" office:value-type="string" calcext:value-type="string">
            <text:p>18122524998</text:p>
          </table:table-cell>
          <table:table-cell table:style-name="ce10" office:value-type="string" calcext:value-type="string">
            <text:p>2023-03-09 17:14</text:p>
          </table:table-cell>
          <table:table-cell table:style-name="ce19" office:value-type="string" calcext:value-type="string">
            <text:p>充值</text:p>
          </table:table-cell>
          <table:table-cell table:number-columns-repeated="2" table:style-name="ce19" office:value-type="float" office:value="50" calcext:value-type="float">
            <text:p>50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会员信息" table:style-name="ta1">
        <table:table-column table:style-name="co1" table:number-columns-repeated="2" table:default-cell-style-name="ce25"/>
        <table:table-column table:style-name="co7" table:default-cell-style-name="ce25"/>
        <table:table-column table:style-name="co8" table:default-cell-style-name="ce27"/>
        <table:table-column table:style-name="co1" table:number-columns-repeated="3" table:default-cell-style-name="ce29"/>
        <table:table-column table:style-name="co8" table:number-columns-repeated="2" table:default-cell-style-name="ce27"/>
        <table:table-column table:style-name="co1" table:default-cell-style-name="ce29"/>
        <table:table-row table:style-name="ro1">
          <table:table-cell table:style-name="ce19" office:value-type="string" calcext:value-type="string">
            <text:p>会员卡号</text:p>
          </table:table-cell>
          <table:table-cell table:style-name="ce19" office:value-type="string" calcext:value-type="string">
            <text:p>顾客姓名</text:p>
          </table:table-cell>
          <table:table-cell table:style-name="ce19" office:value-type="string" calcext:value-type="string">
            <text:p>手机号</text:p>
          </table:table-cell>
          <table:table-cell table:style-name="ce19" office:value-type="string" calcext:value-type="string">
            <text:p>办卡日期</text:p>
          </table:table-cell>
          <table:table-cell table:style-name="ce19" office:value-type="string" calcext:value-type="string">
            <text:p>充值金额</text:p>
          </table:table-cell>
          <table:table-cell table:style-name="ce19" office:value-type="string" calcext:value-type="string">
            <text:p>充值次数</text:p>
          </table:table-cell>
          <table:table-cell table:style-name="ce19" office:value-type="string" calcext:value-type="string">
            <text:p>消费次数</text:p>
          </table:table-cell>
          <table:table-cell table:style-name="ce19" office:value-type="string" calcext:value-type="string">
            <text:p>最近充值日期</text:p>
          </table:table-cell>
          <table:table-cell table:style-name="ce19" office:value-type="string" calcext:value-type="string">
            <text:p>最近消费日期</text:p>
          </table:table-cell>
          <table:table-cell table:style-name="ce19" office:value-type="string" calcext:value-type="string">
            <text:p>卡余额</text:p>
          </table:table-cell>
        </table:table-row>
        <table:table-row table:style-name="ro1">
          <table:table-cell table:style-name="ce10" office:value-type="string" calcext:value-type="string">
            <text:p>90015</text:p>
          </table:table-cell>
          <table:table-cell table:style-name="ce19" office:value-type="string" calcext:value-type="string">
            <text:p>张三</text:p>
          </table:table-cell>
          <table:table-cell table:style-name="ce10" office:value-type="string" calcext:value-type="string">
            <text:p>18122524998</text:p>
          </table:table-cell>
          <table:table-cell table:style-name="ce10" office:value-type="string" calcext:value-type="string">
            <text:p>2023-03-09 17:14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2023-03-09 17:39</text:p>
          </table:table-cell>
          <table:table-cell table:style-name="ce10" office:value-type="string" calcext:value-type="string">
            <text:p>2023-03-09 17:29</text:p>
          </table:table-cell>
          <table:table-cell table:style-name="ce19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0001" calcext:value-type="float">
            <text:p>90001</text:p>
          </table:table-cell>
          <table:table-cell office:value-type="string" calcext:value-type="string">
            <text:p>邝碧霞</text:p>
          </table:table-cell>
          <table:table-cell office:value-type="string" calcext:value-type="string">
            <text:p>18707616626</text:p>
          </table:table-cell>
          <table:table-cell office:value-type="date" office:date-value="2023-02-19" calcext:value-type="date">
            <text:p>2023/2/19 0:00</text:p>
          </table:table-cell>
          <table:table-cell office:value-type="float" office:value="20" calcext:value-type="float">
            <text:p>20 </text:p>
          </table:table-cell>
          <table:table-cell table:number-columns-repeated="2" office:value-type="float" office:value="1" calcext:value-type="float">
            <text:p>1 </text:p>
          </table:table-cell>
          <table:table-cell table:number-columns-repeated="2" office:value-type="date" office:date-value="2023-02-19" calcext:value-type="date">
            <text:p>2023/2/19 0:00</text:p>
          </table:table-cell>
          <table:table-cell office:value-type="float" office:value="12" calcext:value-type="float">
            <text:p>12 </text:p>
          </table:table-cell>
        </table:table-row>
        <table:table-row table:style-name="ro1">
          <table:table-cell office:value-type="float" office:value="90002" calcext:value-type="float">
            <text:p>90002</text:p>
          </table:table-cell>
          <table:table-cell office:value-type="string" calcext:value-type="string">
            <text:p>曹丽娟</text:p>
          </table:table-cell>
          <table:table-cell office:value-type="string" calcext:value-type="string">
            <text:p>19860295360</text:p>
          </table:table-cell>
          <table:table-cell office:value-type="date" office:date-value="2023-02-19" calcext:value-type="date">
            <text:p>2023/2/19 0:00</text:p>
          </table:table-cell>
          <table:table-cell office:value-type="float" office:value="20" calcext:value-type="float">
            <text:p>20 </text:p>
          </table:table-cell>
          <table:table-cell table:number-columns-repeated="2" office:value-type="float" office:value="1" calcext:value-type="float">
            <text:p>1 </text:p>
          </table:table-cell>
          <table:table-cell table:number-columns-repeated="2" office:value-type="date" office:date-value="2023-02-19" calcext:value-type="date">
            <text:p>2023/2/19 0:00</text:p>
          </table:table-cell>
          <table:table-cell office:value-type="float" office:value="12" calcext:value-type="float">
            <text:p>12 </text:p>
          </table:table-cell>
        </table:table-row>
        <table:table-row table:style-name="ro1">
          <table:table-cell office:value-type="float" office:value="90003" calcext:value-type="float">
            <text:p>90003</text:p>
          </table:table-cell>
          <table:table-cell office:value-type="string" calcext:value-type="string">
            <text:p>管小容</text:p>
          </table:table-cell>
          <table:table-cell office:value-type="string" calcext:value-type="string">
            <text:p>18319514523</text:p>
          </table:table-cell>
          <table:table-cell office:value-type="date" office:date-value="2023-02-19" calcext:value-type="date">
            <text:p>2023/2/19 0:00</text:p>
          </table:table-cell>
          <table:table-cell office:value-type="float" office:value="20" calcext:value-type="float">
            <text:p>20 </text:p>
          </table:table-cell>
          <table:table-cell table:number-columns-repeated="2" office:value-type="float" office:value="1" calcext:value-type="float">
            <text:p>1 </text:p>
          </table:table-cell>
          <table:table-cell table:number-columns-repeated="2" office:value-type="date" office:date-value="2023-02-19" calcext:value-type="date">
            <text:p>2023/2/19 0:00</text:p>
          </table:table-cell>
          <table:table-cell office:value-type="float" office:value="12" calcext:value-type="float">
            <text:p>12 </text:p>
          </table:table-cell>
        </table:table-row>
        <table:table-row table:style-name="ro1">
          <table:table-cell office:value-type="float" office:value="90004" calcext:value-type="float">
            <text:p>90004</text:p>
          </table:table-cell>
          <table:table-cell office:value-type="string" calcext:value-type="string">
            <text:p>陈秀琴</text:p>
          </table:table-cell>
          <table:table-cell office:value-type="string" calcext:value-type="string">
            <text:p>13723462944</text:p>
          </table:table-cell>
          <table:table-cell office:value-type="date" office:date-value="2023-02-19" calcext:value-type="date">
            <text:p>2023/2/19 0:00</text:p>
          </table:table-cell>
          <table:table-cell office:value-type="float" office:value="20" calcext:value-type="float">
            <text:p>20 </text:p>
          </table:table-cell>
          <table:table-cell office:value-type="float" office:value="1" calcext:value-type="float">
            <text:p>1 </text:p>
          </table:table-cell>
          <table:table-cell office:value-type="float" office:value="2" calcext:value-type="float">
            <text:p>2 </text:p>
          </table:table-cell>
          <table:table-cell table:number-columns-repeated="2" office:value-type="date" office:date-value="2023-02-19" calcext:value-type="date">
            <text:p>2023/2/19 0:00</text:p>
          </table:table-cell>
          <table:table-cell office:value-type="float" office:value="4" calcext:value-type="float">
            <text:p>4 </text:p>
          </table:table-cell>
        </table:table-row>
        <table:table-row table:style-name="ro1">
          <table:table-cell office:value-type="float" office:value="90005" calcext:value-type="float">
            <text:p>90005</text:p>
          </table:table-cell>
          <table:table-cell office:value-type="string" calcext:value-type="string">
            <text:p>罗玉灵</text:p>
          </table:table-cell>
          <table:table-cell office:value-type="string" calcext:value-type="string">
            <text:p>15207620490</text:p>
          </table:table-cell>
          <table:table-cell office:value-type="date" office:date-value="2023-02-19" calcext:value-type="date">
            <text:p>2023/2/19 0:00</text:p>
          </table:table-cell>
          <table:table-cell office:value-type="float" office:value="50" calcext:value-type="float">
            <text:p>50 </text:p>
          </table:table-cell>
          <table:table-cell table:number-columns-repeated="2" office:value-type="float" office:value="1" calcext:value-type="float">
            <text:p>1 </text:p>
          </table:table-cell>
          <table:table-cell table:number-columns-repeated="2" office:value-type="date" office:date-value="2023-02-19" calcext:value-type="date">
            <text:p>2023/2/19 0:00</text:p>
          </table:table-cell>
          <table:table-cell office:value-type="float" office:value="26" calcext:value-type="float">
            <text:p>26 </text:p>
          </table:table-cell>
        </table:table-row>
        <table:table-row table:style-name="ro1">
          <table:table-cell office:value-type="float" office:value="90006" calcext:value-type="float">
            <text:p>90006</text:p>
          </table:table-cell>
          <table:table-cell office:value-type="string" calcext:value-type="string">
            <text:p>陈元香</text:p>
          </table:table-cell>
          <table:table-cell office:value-type="string" calcext:value-type="string">
            <text:p>15086233071</text:p>
          </table:table-cell>
          <table:table-cell office:value-type="date" office:date-value="2023-02-19" calcext:value-type="date">
            <text:p>2023/2/19 0:00</text:p>
          </table:table-cell>
          <table:table-cell office:value-type="float" office:value="50" calcext:value-type="float">
            <text:p>50 </text:p>
          </table:table-cell>
          <table:table-cell table:number-columns-repeated="2" office:value-type="float" office:value="1" calcext:value-type="float">
            <text:p>1 </text:p>
          </table:table-cell>
          <table:table-cell table:number-columns-repeated="2" office:value-type="date" office:date-value="2023-02-19" calcext:value-type="date">
            <text:p>2023/2/19 0:00</text:p>
          </table:table-cell>
          <table:table-cell office:value-type="float" office:value="38" calcext:value-type="float">
            <text:p>38 </text:p>
          </table:table-cell>
        </table:table-row>
        <table:table-row table:style-name="ro1">
          <table:table-cell table:style-name="ce21" office:value-type="string" calcext:value-type="string">
            <text:p>90010</text:p>
          </table:table-cell>
          <table:table-cell table:style-name="ce21" office:value-type="string" calcext:value-type="string">
            <text:p>曾家仪</text:p>
          </table:table-cell>
          <table:table-cell table:style-name="ce21" office:value-type="string" calcext:value-type="string">
            <text:p>13534160283</text:p>
          </table:table-cell>
          <table:table-cell table:style-name="ce28" office:value-type="date" office:date-value="2023-02-22" calcext:value-type="date">
            <text:p>2023/2/22 0:00</text:p>
          </table:table-cell>
          <table:table-cell office:value-type="float" office:value="125" calcext:value-type="float">
            <text:p>125 </text:p>
          </table:table-cell>
          <table:table-cell table:number-columns-repeated="2" office:value-type="float" office:value="1" calcext:value-type="float">
            <text:p>1 </text:p>
          </table:table-cell>
          <table:table-cell table:number-columns-repeated="2" table:style-name="ce28" office:value-type="date" office:date-value="2023-02-22" calcext:value-type="date">
            <text:p>2023/2/22 0:00</text:p>
          </table:table-cell>
          <table:table-cell office:value-type="float" office:value="105" calcext:value-type="float">
            <text:p>105 </text:p>
          </table:table-cell>
        </table:table-row>
        <table:table-row table:style-name="ro1">
          <table:table-cell table:style-name="ce21" office:value-type="string" calcext:value-type="string">
            <text:p>90009</text:p>
          </table:table-cell>
          <table:table-cell table:style-name="ce21" office:value-type="string" calcext:value-type="string">
            <text:p>龚柳萍</text:p>
          </table:table-cell>
          <table:table-cell table:style-name="ce21" office:value-type="string" calcext:value-type="string">
            <text:p>18122524995</text:p>
          </table:table-cell>
          <table:table-cell table:style-name="ce28" office:value-type="date" office:date-value="2023-02-22" calcext:value-type="date">
            <text:p>2023/2/22 0:00</text:p>
          </table:table-cell>
          <table:table-cell office:value-type="float" office:value="50" calcext:value-type="float">
            <text:p>50 </text:p>
          </table:table-cell>
          <table:table-cell office:value-type="float" office:value="1" calcext:value-type="float">
            <text:p>1 </text:p>
          </table:table-cell>
          <table:table-cell office:value-type="float" office:value="2" calcext:value-type="float">
            <text:p>2 </text:p>
          </table:table-cell>
          <table:table-cell table:number-columns-repeated="2" table:style-name="ce28" office:value-type="date" office:date-value="2023-02-22" calcext:value-type="date">
            <text:p>2023/2/22 0:00</text:p>
          </table:table-cell>
          <table:table-cell office:value-type="float" office:value="34" calcext:value-type="float">
            <text:p>34 </text:p>
          </table:table-cell>
        </table:table-row>
        <table:table-row table:style-name="ro1">
          <table:table-cell table:style-name="ce21" office:value-type="string" calcext:value-type="string">
            <text:p>90007</text:p>
          </table:table-cell>
          <table:table-cell table:style-name="ce21" office:value-type="string" calcext:value-type="string">
            <text:p>曾建辉</text:p>
          </table:table-cell>
          <table:table-cell table:style-name="ce21" office:value-type="string" calcext:value-type="string">
            <text:p>18148876810</text:p>
          </table:table-cell>
          <table:table-cell table:style-name="ce28" office:value-type="date" office:date-value="2023-02-19" calcext:value-type="date">
            <text:p>2023/2/19 0:00</text:p>
          </table:table-cell>
          <table:table-cell office:value-type="float" office:value="40" calcext:value-type="float">
            <text:p>40 </text:p>
          </table:table-cell>
          <table:table-cell table:number-columns-repeated="2" office:value-type="float" office:value="1" calcext:value-type="float">
            <text:p>1 </text:p>
          </table:table-cell>
          <table:table-cell table:number-columns-repeated="2" table:style-name="ce28" office:value-type="date" office:date-value="2023-02-22" calcext:value-type="date">
            <text:p>2023/2/22 0:00</text:p>
          </table:table-cell>
          <table:table-cell office:value-type="float" office:value="24" calcext:value-type="float">
            <text:p>24 </text:p>
          </table:table-cell>
        </table:table-row>
        <table:table-row table:style-name="ro1">
          <table:table-cell table:style-name="ce21" office:value-type="string" calcext:value-type="string">
            <text:p>90008</text:p>
          </table:table-cell>
          <table:table-cell table:style-name="ce21" office:value-type="string" calcext:value-type="string">
            <text:p>赖玉燕</text:p>
          </table:table-cell>
          <table:table-cell table:style-name="ce21" office:value-type="string" calcext:value-type="string">
            <text:p>18163249313</text:p>
          </table:table-cell>
          <table:table-cell table:style-name="ce28" office:value-type="date" office:date-value="2023-02-22" calcext:value-type="date">
            <text:p>2023/2/22 0:00</text:p>
          </table:table-cell>
          <table:table-cell office:value-type="float" office:value="50" calcext:value-type="float">
            <text:p>50 </text:p>
          </table:table-cell>
          <table:table-cell table:number-columns-repeated="2" office:value-type="float" office:value="1" calcext:value-type="float">
            <text:p>1 </text:p>
          </table:table-cell>
          <table:table-cell table:number-columns-repeated="2" table:style-name="ce28" office:value-type="date" office:date-value="2023-02-22" calcext:value-type="date">
            <text:p>2023/2/22 0:00</text:p>
          </table:table-cell>
          <table:table-cell office:value-type="float" office:value="26" calcext:value-type="float">
            <text:p>26 </text:p>
          </table:table-cell>
        </table:table-row>
        <table:table-row table:style-name="ro1" table:number-rows-repeated="3">
          <table:table-cell table:style-name="ce26" table:number-columns-repeated="10"/>
        </table:table-row>
        <table:table-row table:style-name="ro1">
          <table:table-cell table:style-name="ce26" table:number-columns-repeated="10"/>
        </table:table-row>
      </table:table>
      <table:table table:name="充值消费历史" table:style-name="ta1">
        <table:table-column table:style-name="co1" table:number-columns-repeated="2" table:default-cell-style-name="ce26"/>
        <table:table-column table:style-name="co7" table:default-cell-style-name="ce26"/>
        <table:table-column table:style-name="co8" table:default-cell-style-name="ce26"/>
        <table:table-column table:style-name="co1" table:number-columns-repeated="16380" table:default-cell-style-name="ce26"/>
        <table:table-row table:style-name="ro1">
          <table:table-cell table:style-name="ce19" office:value-type="string" calcext:value-type="string">
            <text:p>会员卡号</text:p>
          </table:table-cell>
          <table:table-cell table:style-name="ce19" office:value-type="string" calcext:value-type="string">
            <text:p>顾客姓名</text:p>
          </table:table-cell>
          <table:table-cell table:style-name="ce19" office:value-type="string" calcext:value-type="string">
            <text:p>手机号</text:p>
          </table:table-cell>
          <table:table-cell table:style-name="ce19" office:value-type="string" calcext:value-type="string">
            <text:p>日期</text:p>
          </table:table-cell>
          <table:table-cell table:style-name="ce19" office:value-type="string" calcext:value-type="string">
            <text:p>项目</text:p>
          </table:table-cell>
          <table:table-cell table:style-name="ce19" office:value-type="string" calcext:value-type="string">
            <text:p>金额</text:p>
          </table:table-cell>
          <table:table-cell table:style-name="ce19" office:value-type="string" calcext:value-type="string">
            <text:p>余额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90015</text:p>
          </table:table-cell>
          <table:table-cell table:style-name="ce19" office:value-type="string" calcext:value-type="string">
            <text:p>张三</text:p>
          </table:table-cell>
          <table:table-cell table:style-name="ce10" office:value-type="string" calcext:value-type="string">
            <text:p>18122524998</text:p>
          </table:table-cell>
          <table:table-cell table:style-name="ce10" office:value-type="string" calcext:value-type="string">
            <text:p>2023-03-09 17:39</text:p>
          </table:table-cell>
          <table:table-cell table:style-name="ce19" office:value-type="string" calcext:value-type="string">
            <text:p>充值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90015</text:p>
          </table:table-cell>
          <table:table-cell table:style-name="ce19" office:value-type="string" calcext:value-type="string">
            <text:p>张三</text:p>
          </table:table-cell>
          <table:table-cell table:style-name="ce10" office:value-type="string" calcext:value-type="string">
            <text:p>18122524998</text:p>
          </table:table-cell>
          <table:table-cell table:style-name="ce10" office:value-type="string" calcext:value-type="string">
            <text:p>2023-03-09 17:29</text:p>
          </table:table-cell>
          <table:table-cell table:style-name="ce19" office:value-type="string" calcext:value-type="string">
            <text:p>单剪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90015</text:p>
          </table:table-cell>
          <table:table-cell table:style-name="ce19" office:value-type="string" calcext:value-type="string">
            <text:p>张三</text:p>
          </table:table-cell>
          <table:table-cell table:style-name="ce10" office:value-type="string" calcext:value-type="string">
            <text:p>18122524998</text:p>
          </table:table-cell>
          <table:table-cell table:style-name="ce10" office:value-type="string" calcext:value-type="string">
            <text:p>2023-03-09 17:14</text:p>
          </table:table-cell>
          <table:table-cell table:style-name="ce19" office:value-type="string" calcext:value-type="string">
            <text:p>充值</text:p>
          </table:table-cell>
          <table:table-cell table:number-columns-repeated="2" table:style-name="ce19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4" calcext:value-type="float">
            <text:p>90004</text:p>
          </table:table-cell>
          <table:table-cell table:style-name="ce30" office:value-type="string" calcext:value-type="string">
            <text:p>陈秀琴</text:p>
          </table:table-cell>
          <table:table-cell table:style-name="ce30" office:value-type="float" office:value="13723462944" calcext:value-type="float">
            <text:p>13723462944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6" office:value-type="float" office:value="20" calcext:value-type="float">
            <text:p>20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4" calcext:value-type="float">
            <text:p>90004</text:p>
          </table:table-cell>
          <table:table-cell table:style-name="ce30" office:value-type="string" calcext:value-type="string">
            <text:p>陈秀琴</text:p>
          </table:table-cell>
          <table:table-cell table:style-name="ce30" office:value-type="float" office:value="13723462944" calcext:value-type="float">
            <text:p>13723462944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单剪</text:p>
          </table:table-cell>
          <table:table-cell table:style-name="ce37" office:value-type="float" office:value="8" calcext:value-type="float">
            <text:p>8 </text:p>
          </table:table-cell>
          <table:table-cell table:style-name="ce37" office:value-type="float" office:value="12" calcext:value-type="float">
            <text:p>12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4" calcext:value-type="float">
            <text:p>90004</text:p>
          </table:table-cell>
          <table:table-cell table:style-name="ce30" office:value-type="string" calcext:value-type="string">
            <text:p>陈秀琴</text:p>
          </table:table-cell>
          <table:table-cell table:style-name="ce30" office:value-type="float" office:value="13723462944" calcext:value-type="float">
            <text:p>13723462944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单剪</text:p>
          </table:table-cell>
          <table:table-cell table:style-name="ce37" office:value-type="float" office:value="8" calcext:value-type="float">
            <text:p>8 </text:p>
          </table:table-cell>
          <table:table-cell table:style-name="ce37" office:value-type="float" office:value="4" calcext:value-type="float">
            <text:p>4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4" calcext:value-type="float">
            <text:p>90004</text:p>
          </table:table-cell>
          <table:table-cell table:style-name="ce30" office:value-type="string" calcext:value-type="string">
            <text:p>陈秀琴</text:p>
          </table:table-cell>
          <table:table-cell table:style-name="ce30" office:value-type="float" office:value="13723462944" calcext:value-type="float">
            <text:p>13723462944</text:p>
          </table:table-cell>
          <table:table-cell table:style-name="ce28" office:value-type="date" office:date-value="2023-02-21" calcext:value-type="date">
            <text:p>2023/2/21 0:00</text:p>
          </table:table-cell>
          <table:table-cell table:style-name="ce31" office:value-type="string" calcext:value-type="string">
            <text:p>充值</text:p>
          </table:table-cell>
          <table:table-cell table:style-name="ce36" office:value-type="float" office:value="30" calcext:value-type="float">
            <text:p>30 </text:p>
          </table:table-cell>
          <table:table-cell table:style-name="ce36" office:value-type="float" office:value="34" calcext:value-type="float">
            <text:p>34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4" calcext:value-type="float">
            <text:p>90004</text:p>
          </table:table-cell>
          <table:table-cell table:style-name="ce30" office:value-type="string" calcext:value-type="string">
            <text:p>陈秀琴</text:p>
          </table:table-cell>
          <table:table-cell table:style-name="ce30" office:value-type="float" office:value="13723462944" calcext:value-type="float">
            <text:p>13723462944</text:p>
          </table:table-cell>
          <table:table-cell table:style-name="ce28" office:value-type="date" office:date-value="2023-02-21" calcext:value-type="date">
            <text:p>2023/2/21 0:00</text:p>
          </table:table-cell>
          <table:table-cell table:style-name="ce31" office:value-type="string" calcext:value-type="string">
            <text:p>洗剪吹</text:p>
          </table:table-cell>
          <table:table-cell table:style-name="ce37" office:value-type="float" office:value="24" calcext:value-type="float">
            <text:p>24 </text:p>
          </table:table-cell>
          <table:table-cell table:style-name="ce37" office:value-type="float" office:value="10" calcext:value-type="float">
            <text:p>10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6" calcext:value-type="float">
            <text:p>90006</text:p>
          </table:table-cell>
          <table:table-cell table:style-name="ce30" office:value-type="string" calcext:value-type="string">
            <text:p>陈元香</text:p>
          </table:table-cell>
          <table:table-cell table:style-name="ce30" office:value-type="float" office:value="15086233071" calcext:value-type="float">
            <text:p>15086233071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6" office:value-type="float" office:value="50" calcext:value-type="float">
            <text:p>50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6" calcext:value-type="float">
            <text:p>90006</text:p>
          </table:table-cell>
          <table:table-cell table:style-name="ce30" office:value-type="string" calcext:value-type="string">
            <text:p>陈元香</text:p>
          </table:table-cell>
          <table:table-cell table:style-name="ce30" office:value-type="float" office:value="15086233071" calcext:value-type="float">
            <text:p>15086233071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单剪</text:p>
          </table:table-cell>
          <table:table-cell table:style-name="ce37" office:value-type="float" office:value="12" calcext:value-type="float">
            <text:p>12 </text:p>
          </table:table-cell>
          <table:table-cell table:style-name="ce37" office:value-type="float" office:value="38" calcext:value-type="float">
            <text:p>38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5" calcext:value-type="float">
            <text:p>90005</text:p>
          </table:table-cell>
          <table:table-cell table:style-name="ce30" office:value-type="string" calcext:value-type="string">
            <text:p>罗玉灵</text:p>
          </table:table-cell>
          <table:table-cell table:style-name="ce30" office:value-type="float" office:value="15207620490" calcext:value-type="float">
            <text:p>15207620490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6" office:value-type="float" office:value="50" calcext:value-type="float">
            <text:p>50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5" calcext:value-type="float">
            <text:p>90005</text:p>
          </table:table-cell>
          <table:table-cell table:style-name="ce30" office:value-type="string" calcext:value-type="string">
            <text:p>罗玉灵</text:p>
          </table:table-cell>
          <table:table-cell table:style-name="ce30" office:value-type="float" office:value="15207620490" calcext:value-type="float">
            <text:p>15207620490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洗剪吹</text:p>
          </table:table-cell>
          <table:table-cell table:style-name="ce37" office:value-type="float" office:value="24" calcext:value-type="float">
            <text:p>24 </text:p>
          </table:table-cell>
          <table:table-cell table:style-name="ce37" office:value-type="float" office:value="26" calcext:value-type="float">
            <text:p>26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3" calcext:value-type="float">
            <text:p>90003</text:p>
          </table:table-cell>
          <table:table-cell table:style-name="ce30" office:value-type="string" calcext:value-type="string">
            <text:p>管小容</text:p>
          </table:table-cell>
          <table:table-cell table:style-name="ce30" office:value-type="float" office:value="18319514523" calcext:value-type="float">
            <text:p>18319514523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6" office:value-type="float" office:value="20" calcext:value-type="float">
            <text:p>20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3" calcext:value-type="float">
            <text:p>90003</text:p>
          </table:table-cell>
          <table:table-cell table:style-name="ce30" office:value-type="string" calcext:value-type="string">
            <text:p>管小容</text:p>
          </table:table-cell>
          <table:table-cell table:style-name="ce30" office:value-type="float" office:value="18319514523" calcext:value-type="float">
            <text:p>18319514523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单剪</text:p>
          </table:table-cell>
          <table:table-cell table:style-name="ce37" office:value-type="float" office:value="8" calcext:value-type="float">
            <text:p>8 </text:p>
          </table:table-cell>
          <table:table-cell table:style-name="ce37" office:value-type="float" office:value="12" calcext:value-type="float">
            <text:p>12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1" calcext:value-type="float">
            <text:p>90001</text:p>
          </table:table-cell>
          <table:table-cell table:style-name="ce30" office:value-type="string" calcext:value-type="string">
            <text:p>邝碧霞</text:p>
          </table:table-cell>
          <table:table-cell table:style-name="ce30" office:value-type="float" office:value="18707616626" calcext:value-type="float">
            <text:p>18707616626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6" office:value-type="float" office:value="20" calcext:value-type="float">
            <text:p>20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1" calcext:value-type="float">
            <text:p>90001</text:p>
          </table:table-cell>
          <table:table-cell table:style-name="ce30" office:value-type="string" calcext:value-type="string">
            <text:p>邝碧霞</text:p>
          </table:table-cell>
          <table:table-cell table:style-name="ce30" office:value-type="float" office:value="18707616626" calcext:value-type="float">
            <text:p>18707616626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单剪</text:p>
          </table:table-cell>
          <table:table-cell table:style-name="ce37" office:value-type="float" office:value="8" calcext:value-type="float">
            <text:p>8 </text:p>
          </table:table-cell>
          <table:table-cell table:style-name="ce37" office:value-type="float" office:value="12" calcext:value-type="float">
            <text:p>12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2" calcext:value-type="float">
            <text:p>90002</text:p>
          </table:table-cell>
          <table:table-cell table:style-name="ce30" office:value-type="string" calcext:value-type="string">
            <text:p>曹丽娟</text:p>
          </table:table-cell>
          <table:table-cell table:style-name="ce30" office:value-type="float" office:value="19860295360" calcext:value-type="float">
            <text:p>19860295360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6" office:value-type="float" office:value="20" calcext:value-type="float">
            <text:p>20 </text:p>
          </table:table-cell>
          <table:table-cell table:number-columns-repeated="16377"/>
        </table:table-row>
        <table:table-row table:style-name="ro1">
          <table:table-cell table:style-name="ce30" office:value-type="float" office:value="90002" calcext:value-type="float">
            <text:p>90002</text:p>
          </table:table-cell>
          <table:table-cell table:style-name="ce30" office:value-type="string" calcext:value-type="string">
            <text:p>曹丽娟</text:p>
          </table:table-cell>
          <table:table-cell table:style-name="ce30" office:value-type="float" office:value="19860295360" calcext:value-type="float">
            <text:p>19860295360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单剪</text:p>
          </table:table-cell>
          <table:table-cell table:style-name="ce36" office:value-type="float" office:value="8" calcext:value-type="float">
            <text:p>8 </text:p>
          </table:table-cell>
          <table:table-cell table:style-name="ce36" office:value-type="float" office:value="12" calcext:value-type="float">
            <text:p>12 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90010</text:p>
          </table:table-cell>
          <table:table-cell table:style-name="ce21" office:value-type="string" calcext:value-type="string">
            <text:p>曾家仪</text:p>
          </table:table-cell>
          <table:table-cell table:style-name="ce21" office:value-type="string" calcext:value-type="string">
            <text:p>13534160283</text:p>
          </table:table-cell>
          <table:table-cell table:style-name="ce28" office:value-type="date" office:date-value="2023-02-22" calcext:value-type="date">
            <text:p>2023/2/22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8" office:value-type="float" office:value="125" calcext:value-type="float">
            <text:p>125 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90010</text:p>
          </table:table-cell>
          <table:table-cell table:style-name="ce21" office:value-type="string" calcext:value-type="string">
            <text:p>曾家仪</text:p>
          </table:table-cell>
          <table:table-cell table:style-name="ce21" office:value-type="string" calcext:value-type="string">
            <text:p>13534160283</text:p>
          </table:table-cell>
          <table:table-cell table:style-name="ce28" office:value-type="date" office:date-value="2023-02-22" calcext:value-type="date">
            <text:p>2023/2/22 0:00</text:p>
          </table:table-cell>
          <table:table-cell table:style-name="ce32" office:value-type="string" calcext:value-type="string">
            <text:p>洗发</text:p>
          </table:table-cell>
          <table:table-cell table:style-name="ce45" office:value-type="float" office:value="20" calcext:value-type="float">
            <text:p>20 </text:p>
          </table:table-cell>
          <table:table-cell table:style-name="ce45" office:value-type="float" office:value="105" calcext:value-type="float">
            <text:p>105 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90009</text:p>
          </table:table-cell>
          <table:table-cell table:style-name="ce21" office:value-type="string" calcext:value-type="string">
            <text:p>龚柳萍</text:p>
          </table:table-cell>
          <table:table-cell table:style-name="ce21" office:value-type="string" calcext:value-type="string">
            <text:p>18122524995</text:p>
          </table:table-cell>
          <table:table-cell table:style-name="ce28" office:value-type="date" office:date-value="2023-02-22" calcext:value-type="date">
            <text:p>2023/2/22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8" office:value-type="float" office:value="50" calcext:value-type="float">
            <text:p>50 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90009</text:p>
          </table:table-cell>
          <table:table-cell table:style-name="ce21" office:value-type="string" calcext:value-type="string">
            <text:p>龚柳萍</text:p>
          </table:table-cell>
          <table:table-cell table:style-name="ce21" office:value-type="string" calcext:value-type="string">
            <text:p>18122524995</text:p>
          </table:table-cell>
          <table:table-cell table:style-name="ce28" office:value-type="date" office:date-value="2023-02-22" calcext:value-type="date">
            <text:p>2023/2/22 0:00</text:p>
          </table:table-cell>
          <table:table-cell table:style-name="ce31" office:value-type="string" calcext:value-type="string">
            <text:p>单剪</text:p>
          </table:table-cell>
          <table:table-cell table:style-name="ce45" office:value-type="float" office:value="8" calcext:value-type="float">
            <text:p>8 </text:p>
          </table:table-cell>
          <table:table-cell table:style-name="ce45" office:value-type="float" office:value="42" calcext:value-type="float">
            <text:p>42 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90009</text:p>
          </table:table-cell>
          <table:table-cell table:style-name="ce21" office:value-type="string" calcext:value-type="string">
            <text:p>龚柳萍</text:p>
          </table:table-cell>
          <table:table-cell table:style-name="ce21" office:value-type="string" calcext:value-type="string">
            <text:p>18122524995</text:p>
          </table:table-cell>
          <table:table-cell table:style-name="ce28" office:value-type="date" office:date-value="2023-02-22" calcext:value-type="date">
            <text:p>2023/2/22 0:00</text:p>
          </table:table-cell>
          <table:table-cell table:style-name="ce31" office:value-type="string" calcext:value-type="string">
            <text:p>单剪</text:p>
          </table:table-cell>
          <table:table-cell table:style-name="ce45" office:value-type="float" office:value="8" calcext:value-type="float">
            <text:p>8 </text:p>
          </table:table-cell>
          <table:table-cell table:style-name="ce45" office:value-type="float" office:value="34" calcext:value-type="float">
            <text:p>34 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90007</text:p>
          </table:table-cell>
          <table:table-cell table:style-name="ce21" office:value-type="string" calcext:value-type="string">
            <text:p>曾建辉</text:p>
          </table:table-cell>
          <table:table-cell table:style-name="ce21" office:value-type="string" calcext:value-type="string">
            <text:p>18148876810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8" office:value-type="float" office:value="40" calcext:value-type="float">
            <text:p>40 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90007</text:p>
          </table:table-cell>
          <table:table-cell table:style-name="ce21" office:value-type="string" calcext:value-type="string">
            <text:p>曾建辉</text:p>
          </table:table-cell>
          <table:table-cell table:style-name="ce21" office:value-type="string" calcext:value-type="string">
            <text:p>18148876810</text:p>
          </table:table-cell>
          <table:table-cell table:style-name="ce28" office:value-type="date" office:date-value="2023-02-19" calcext:value-type="date">
            <text:p>2023/2/19 0:00</text:p>
          </table:table-cell>
          <table:table-cell table:style-name="ce31" office:value-type="string" calcext:value-type="string">
            <text:p>单剪</text:p>
          </table:table-cell>
          <table:table-cell table:style-name="ce45" office:value-type="float" office:value="16" calcext:value-type="float">
            <text:p>16 </text:p>
          </table:table-cell>
          <table:table-cell table:style-name="ce45" office:value-type="float" office:value="24" calcext:value-type="float">
            <text:p>24 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90008</text:p>
          </table:table-cell>
          <table:table-cell table:style-name="ce21" office:value-type="string" calcext:value-type="string">
            <text:p>赖玉燕</text:p>
          </table:table-cell>
          <table:table-cell table:style-name="ce21" office:value-type="string" calcext:value-type="string">
            <text:p>18163249313</text:p>
          </table:table-cell>
          <table:table-cell table:style-name="ce28" office:value-type="date" office:date-value="2023-02-22" calcext:value-type="date">
            <text:p>2023/2/22 0:00</text:p>
          </table:table-cell>
          <table:table-cell table:style-name="ce31" office:value-type="string" calcext:value-type="string">
            <text:p>充值</text:p>
          </table:table-cell>
          <table:table-cell table:number-columns-repeated="2" table:style-name="ce38" office:value-type="float" office:value="50" calcext:value-type="float">
            <text:p>50 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90008</text:p>
          </table:table-cell>
          <table:table-cell table:style-name="ce21" office:value-type="string" calcext:value-type="string">
            <text:p>赖玉燕</text:p>
          </table:table-cell>
          <table:table-cell table:style-name="ce21" office:value-type="string" calcext:value-type="string">
            <text:p>18163249313</text:p>
          </table:table-cell>
          <table:table-cell table:style-name="ce28" office:value-type="date" office:date-value="2023-02-22" calcext:value-type="date">
            <text:p>2023/2/22 0:00</text:p>
          </table:table-cell>
          <table:table-cell table:style-name="ce31" office:value-type="string" calcext:value-type="string">
            <text:p>洗剪吹</text:p>
          </table:table-cell>
          <table:table-cell table:style-name="ce45" office:value-type="float" office:value="24" calcext:value-type="float">
            <text:p>24 </text:p>
          </table:table-cell>
          <table:table-cell table:style-name="ce45" office:value-type="float" office:value="26" calcext:value-type="float">
            <text:p>26 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 style:font-family-generic="modern"/>
    <style:font-face style:name="微软雅黑" svg:font-family="微软雅黑" style:font-family-generic="system" style:font-pitch="variable"/>
    <style:font-face style:name="等线" svg:font-family="等线" style:font-family-generic="swiss"/>
    <style:font-face style:name="等线1" svg:font-family="等线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17P0" style:volatile="true">
      <number:number number:decimal-places="0" number:min-decimal-places="0" number:min-integer-digits="1"/>
      <number:text> </number:text>
    </number:number-style>
    <number:number-style style:name="N117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17P0"/>
    </number:number-style>
    <number:time-style style:name="N126">
      <number:minutes number:style="long"/>
      <number:text>:</number:text>
      <number:seconds number:style="long"/>
    </number:time-style>
    <number:time-style style:name="N118"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22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4">
      <number:month number:textual="true"/>
      <number:text>-</number:text>
      <number:year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/>
    </number:number-style>
    <number:number-style style:name="N128">
      <style:text-properties fo:color="#ff0000"/>
      <number:text>-</number:text>
      <number:number number:decimal-places="0" number:min-decimal-places="0" number:min-integer-digits="1"/>
      <style:map style:condition="value()&gt;=0" style:apply-style-name="N128P0"/>
    </number:number-style>
    <number:number-style style:name="N132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￥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￥</number:text>
      <number:number number:decimal-places="0" number:min-decimal-places="0" number:min-integer-digits="1" number:grouping="true"/>
    </number:number-style>
    <number:number-style style:name="N134">
      <number:text>￥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￥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￥</number:text>
      <number:number number:decimal-places="2" number:min-decimal-places="2" number:min-integer-digits="1" number:grouping="true"/>
    </number:number-style>
    <number:number-style style:name="N145">
      <number:text>￥-</number:text>
      <number:number number:decimal-places="2" number:min-decimal-places="2" number:min-integer-digits="1" number:grouping="true"/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number-style style:name="N147P0" style:volatile="true">
      <number:text>￥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year number:style="long"/>
      <number:text>-</number:text>
      <number:month/>
      <number:text>-</number:text>
      <number:day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">
      <number:day/>
      <number:text>-</number:text>
      <number:month number:textual="true"/>
    </number:date-style>
    <number:date-style style:name="N158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58">
      <number:text-content/>
      <style:map style:condition="value()&lt;=1.7976931348623157E+308" style:apply-style-name="N158P0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date-style style:name="N160">
      <number:month/>
      <number:text>-</number:text>
      <number:day/>
      <number:text>-</number:text>
      <number:year/>
    </number:date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time-style style:name="N162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63">
      <number:am-pm/>
      <number:hours/>
      <number:text>时</number:text>
      <number:minutes number:style="long"/>
      <number:text>分</number:text>
    </number:time-style>
    <number:time-style style:name="N164">
      <number:hours/>
      <number:text>时</number:text>
      <number:minutes number:style="long"/>
      <number:text>分</number:text>
    </number:time-style>
    <number:number-style style:name="N16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169">
      <number:hours/>
      <number:text>:</number:text>
      <number:minutes number:style="long"/>
    </number:time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5T10:25:57.759595380</meta:creation-date>
    <dc:date>2023-03-09T17:40:14.756000000</dc:date>
    <meta:editing-duration>PT20H36M46S</meta:editing-duration>
    <meta:editing-cycles>239</meta:editing-cycles>
    <meta:generator>LibreOffice/7.4.5.1$Windows_X86_64 LibreOffice_project/9c0871452b3918c1019dde9bfac75448afc4b57f</meta:generator>
    <meta:document-statistic meta:table-count="3" meta:cell-count="379" meta:object-count="2"/>
  </office:meta>
</office:document-meta>
</file>

<file path=Basic/Standard/meifa.xml><?xml version="1.0" encoding="utf-8"?>
<!DOCTYPE module  PUBLIC '-//OpenOffice.org//DTD OfficeDocument 1.0//EN'  'module.dtd'>
<script:module xmlns:script="http://openoffice.org/2000/script" script:name="meifa" script:language="StarBasic" script:moduleType="normal">REM  *****  BASIC  *****

Global  oSheet  as  Object  ' 当前表
Global  old_tel$            ' 手机号 变更 前的 号码
Global  new_user as boolean ' 是否为 新用户
Global  user_Row%           ' 用户在 会员信息表 和 历史记录表 中的 行 位置

Public  line2%              ' 历史记录从 15 行开始

Dim  new_tel$
Dim  oCell as Object
Dim  oSheet2, oSheet3

Sub Main
    'oSheet = ThisComponent.CurrentController.getActiveSheet()
    'oCell.setFormula("=A1*A2")
    new_user = True
    oSheet = ThisComponent.Sheets(0)             ' 当前表为 日常
    oSheet.getCellRangeByName("c4").value = Now  ' 时间
    query
End Sub

Sub change

    'oSheet = ThisComponent.Sheets(0)
    oCell = oSheet.getCellRangeByName("c3")
    new_tel = oCell.string 
    if (old_tel &lt;&gt;  new_tel) then
        query
    end if

End sub

Sub query

    Dim oRa As Object
    Dim ran As Object
    dim odesc
    
    'oSheet = ThisComponent.Sheets(0)
    oCell = oSheet.getCellRangeByName("c3")
    new_tel = oCell.string 
    
    'msgbox("3=" &amp; old_tel &amp; new_tel &amp; "=3")
    if (11  &lt;&gt; len(new_tel)) then
        msgbox("手机号码长度为 11 ！")
        ThisComponent.CurrentController.select(oCell)
        exit sub
    end if
    
    clear_data

    If old_tel &lt;&gt; new_tel Then
        old_tel = new_tel
    End If
        
    line2 = 14   '历史记录显示开始行

    oSheet3 = ThisComponent.Sheets(2)   ' 历史记录表
    oRa = oSheet3.Columns(2)            ' 历史记录 c 列 电话号码 
    odesc = oRa.createSearchDescriptor()
    odesc.SearchString = new_tel
    'odesc.SearchBackwards = True
    ran = oRa.findFirst(odesc)
    if Not isNull(ran) then
    	'dim b_row
    	'b_row = ran.RangeAddress.EndRow
    	'b_row = ran.CellAddress.Row
        do
            user_row = ran.CellAddress.Row + 1
            cell_copy(oSheet, oSheet.getCellByPosition(0, line2), oSheet3.getCellRangeByName("a" &amp; user_row &amp; ":g" &amp; user_row) )
        	line2 = line2 + 1
        	ran = Ora.findNext(ran, odesc)
        loop until isNull(ran)

        oSheet2 = ThisComponent.Sheets(1)  ' 会员信息表
        oRa = oSheet2.Columns(2)           ' 会员信息 c 列 
        ran = oRa.findFirst(odesc)
        if Not isNull(ran) then
            user_row = ran.CellAddress.Row + 1
            cell_copy(oSheet, oSheet.getCellByPosition(0, 11), oSheet2.getCellRangeByName("a" &amp; user_row &amp; ":j" &amp; user_row) )
        end if
        new_user = False
    end if

    ThisComponent.CurrentController.ActiveSheet = oSheet
    ThisComponent.CurrentController.select(oCell)

end sub

sub add

    Dim cdate$
    Dim amount%
    Dim balance%

    'oSheet = ThisComponent.Sheets(0)
    oSheet2 = ThisComponent.Sheets(1)  ' 会员信息表
    oSheet3 = ThisComponent.Sheets(2)  ' 历史记录表

    If new_user Then
        oCell = oSheet.getCellRangeByName("c1")
        If IsEmpty(oCell.string) Then
            MsgBox ("需先填写卡号!")
            ThisComponent.CurrentController.select(oCell)
            Exit Sub
        End If
        
        oCell = oSheet.getCellRangeByName("c2")
        If IsEmpty(oCell.string) Then
            MsgBox ("需先填写姓名!")
            ThisComponent.CurrentController.select(oCell)
            Exit Sub
        End If
        balance = 0
    Else
        balance = oSheet2.getCellRangeByName("j" &amp; user_Row).Value
    End If

    variety = oSheet.getCellRangeByName("n1").string
    If ("充值" &lt;&gt; variety) And new_user Then
        MsgBox ("新用户需先充值，再消费!")
        Exit Sub
    End If

    oCell = oSheet.getCellRangeByName("c8")
    If IsEmpty(oCell.string) Then
        MsgBox ("需先填写金额!")
        ThisComponent.CurrentController.select(oCell)
        Exit Sub
    End If
    
    amount = oCell.Value
    
    If ("充值" = variety) Then
        balance = balance + amount
    Else
        balance = balance - amount
        If (0 &gt; balance) Then
            MsgBox ("用户余额不足，请先充值!")
            ThisComponent.CurrentController.select(oCell)
            Exit Sub
        End If
    End If
    
    oCell = oSheet.getCellRangeByName("c3")

    oSheet3.Rows.insertByIndex(1,1) '历史记录表增加在第二行
    
    cdate = oSheet.getCellRangeByName("c4").string
    oSheet3.getCellRangeByName("d2").string = cdate    '日期
    oSheet3.getCellRangeByName("e2").string = variety  '项目
    oSheet3.getCellRangeByName("f2").Value = amount    '金额
    
    If new_user Then

        '历史记录表 增加 : 新会员使用新填写信息
        oSheet3.getCellRangeByName("a2").string = oSheet.getCellRangeByName("c1").string '会员卡号
        oSheet3.getCellRangeByName("b2").string = oSheet.getCellRangeByName("c2").string '姓名
        oSheet3.getCellRangeByName("c2").string = oCell.string  '手机号

        oSheet3.getCellRangeByName("g2").Value = balance   '历史记录表 余额

        '会员信息表 : 新会员增加在第二行
        oSheet2.Rows.insertByIndex(1,1)

        oSheet2.getCellRangeByName("a2").string = oSheet.getCellRangeByName("c1").string
        oSheet2.getCellRangeByName("b2").string = oSheet.getCellRangeByName("c2").string
        oSheet2.getCellRangeByName("c2").string = oCell.string
        oSheet2.getCellRangeByName("d2").string = cdate         '办卡日期
        oSheet2.getCellRangeByName("h2").string = cdate         '最近充值日期
        oSheet2.getCellRangeByName("e2").Value = amount         '充值金额
        oSheet2.getCellRangeByName("j2").Value = amount         '会员信息表 卡余额
        
        oSheet2.getCellRangeByName("f2").Value = 1  '充值次数
        oSheet2.getCellRangeByName("g2").Value = 0  '消费次数
        
    Else
        '历史记录表 增加 : 老会员引用 第 12 行 原有信息
        oSheet3.getCellRangeByName("a2").string = oSheet.getCellRangeByName("a12").string
        oSheet3.getCellRangeByName("b2").string = oSheet.getCellRangeByName("b12").string
        oSheet3.getCellRangeByName("c2").string = oSheet.getCellRangeByName("c12").string
        
        '会员信息表 : 老会员信息修改
        If "充值" = variety Then
            oSheet2.getCellRangeByName("h" &amp; user_Row).string = cdate  '充值日期
            oSheet2.getCellRangeByName("f" &amp; user_Row).Value =oSheet2.getCellRangeByName("f" &amp; user_Row).Value + 1 '充值次数
        Else
            oSheet2.getCellRangeByName("i" &amp; user_Row).string = cdate  '消费日期
            oSheet2.getCellRangeByName("g" &amp; user_Row).Value = oSheet2.getCellRangeByName("g" &amp; user_Row).Value + 1 '消费次数
        End If
        oSheet2.getCellRangeByName("j" &amp; user_Row).Value = balance '会员信息余额
        oSheet3.getCellRangeByName("g2").value = balance  '历史记录余额
    
    End If
    
    If ("充值" &lt;&gt; variety) Then
        oSheet3.getCellRangeByName("f2").CellBackColor = RGB(255, 255, 0)
        oSheet3.getCellRangeByName("g2").CellBackColor = RGB(255, 255, 0)
    End If
    
    query

end sub

Sub clear_data()

    Dim oFlag, oCursor, ran, b_row

	'清除第 12 行 的 会员信息
    With com.sun.star.sheet.CellFlags
        oFlag = .VALUE + .STRING + .DATETIME + .FORMULA + .HARDATTR
    End With
    oSheet.getCellRangeByName("a12:j12").clearContents(oFlag)

	'清除第 15 行 开始的 历史记录信息
    ran = oSheet.getCellRangeByName("g15")
    If ("" &lt;&gt; ran.string) Then
   	    oCursor = oSheet.CreateCursorByRange(ran)
   	    oCursor.gotoEndOfUsedArea(True)
   	    b_row = oCursor.RangeAddress.EndRow + 1
        oSheet.getCellRangeByName("a15:g" &amp; b_row).clearContents(oFlag)
    End If

End Sub

sub cell_copy(oSheet, oCell, oRan)
    dim d, s
    d = oCell.getCellAddress()
    s = oRan.getRangeAddress()
    oSheet.copyRange(d, s)
end sub


Function check(oCell, text)
	dim flag
	If IsEmpty(oCell.string) Then
	    MsgBox (text)
	    flag = true
	    ThisComponent.CurrentController.select(oCell)
	End If
	check = flag
end Function

sub close_doc
	ThisComponent.store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if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